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FA1725861E2B9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5FA1725861E2B9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5:04:57.127436037</meta:creation-date>
    <dc:date>2023-10-23T15:05:25.369958598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